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008cm" fo:min-width="0.75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stroke="none" svg:stroke-color="#000000" draw:fill="none" draw:fill-color="#ffffff" fo:min-height="1.401cm"/>
    </style:style>
    <style:style style:name="gr5" style:family="graphic" style:parent-style-name="standard">
      <style:graphic-properties draw:stroke="none" svg:stroke-color="#000000" draw:fill="none" draw:fill-color="#ffffff" fo:min-height="1.074cm"/>
    </style:style>
    <style:style style:name="gr6" style:family="graphic" style:parent-style-name="standard">
      <style:graphic-properties draw:stroke="none" svg:stroke-color="#000000" draw:fill="none" draw:fill-color="#ffffff" fo:min-height="1.782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none" svg:stroke-color="#000000" draw:fill="none" draw:fill-color="#ffffff" fo:min-height="2.163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778cm" svg:x="10.317cm" svg:y="7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778cm" svg:x="7.461cm" svg:y="10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778cm" svg:x="18.156cm" svg:y="10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778cm" svg:x="1.408cm" svg:y="10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778cm" svg:x="7.461cm" svg:y="4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778cm" svg:x="12.93cm" svg:y="4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778cm" svg:x="4.413cm" svg:y="7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778cm" svg:x="13.23cm" svg:y="10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778cm" svg:x="10.382cm" svg:y="1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951cm" svg:y1="10.781cm" svg:x2="4.667cm" svg:y2="9.049cm">
          <text:p/>
        </draw:line>
        <draw:line draw:style-name="gr2" draw:text-style-name="P1" draw:layer="layout" svg:x1="5.937cm" svg:y1="7.652cm" svg:x2="7.715cm" svg:y2="6.001cm">
          <text:p/>
        </draw:line>
        <draw:line draw:style-name="gr2" draw:text-style-name="P1" draw:layer="layout" svg:x1="8.985cm" svg:y1="4.731cm" svg:x2="10.636cm" svg:y2="3.207cm">
          <text:p/>
        </draw:line>
        <draw:line draw:style-name="gr2" draw:text-style-name="P1" draw:layer="layout" svg:x1="13.238cm" svg:y1="4.685cm" svg:x2="11.841cm" svg:y2="3.288cm">
          <text:p/>
        </draw:line>
        <draw:line draw:style-name="gr2" draw:text-style-name="P1" draw:layer="layout" svg:x1="18.445cm" svg:y1="10.908cm" svg:x2="14.381cm" svg:y2="6.082cm">
          <text:p/>
        </draw:line>
        <draw:line draw:style-name="gr2" draw:text-style-name="P1" draw:layer="layout" svg:x1="7.65cm" svg:y1="11.035cm" svg:x2="6.08cm" svg:y2="9.128cm">
          <text:p/>
        </draw:line>
        <draw:line draw:style-name="gr2" draw:text-style-name="P1" draw:layer="layout" svg:x1="9.047cm" svg:y1="10.908cm" svg:x2="10.652cm" svg:y2="9.128cm">
          <text:p/>
        </draw:line>
        <draw:line draw:style-name="gr2" draw:text-style-name="P1" draw:layer="layout" svg:x1="10.509cm" svg:y1="7.779cm" svg:x2="9.112cm" svg:y2="6.128cm">
          <text:p/>
        </draw:line>
        <draw:line draw:style-name="gr2" draw:text-style-name="P1" draw:layer="layout" svg:x1="13.457cm" svg:y1="10.981cm" svg:x2="11.806cm" svg:y2="9.203cm">
          <text:p/>
        </draw:line>
        <draw:frame draw:style-name="gr3" draw:layer="layout" svg:width="1.27cm" svg:height="0.962cm" svg:x="10.89cm" svg:y="2.064cm">
          <draw:text-box>
            <text:p>r</text:p>
          </draw:text-box>
        </draw:frame>
        <draw:frame draw:style-name="gr4" draw:layer="layout" svg:width="1.778cm" svg:height="1.651cm" svg:x="7.688cm" svg:y="4.885cm">
          <draw:text-box>
            <text:p>C0</text:p>
          </draw:text-box>
        </draw:frame>
        <draw:frame draw:style-name="gr5" draw:layer="layout" svg:width="1.859cm" svg:height="1.324cm" svg:x="13.157cm" svg:y="4.885cm">
          <draw:text-box>
            <text:p>C1</text:p>
          </draw:text-box>
        </draw:frame>
        <draw:frame draw:style-name="gr6" draw:layer="layout" svg:width="2.54cm" svg:height="2.032cm" svg:x="10.509cm" svg:y="8.006cm">
          <draw:text-box>
            <text:p>C2</text:p>
          </draw:text-box>
        </draw:frame>
        <draw:frame draw:style-name="gr4" draw:layer="layout" svg:width="2.921cm" svg:height="1.651cm" svg:x="4.667cm" svg:y="7.96cm">
          <draw:text-box>
            <text:p>C3</text:p>
          </draw:text-box>
        </draw:frame>
        <draw:frame draw:style-name="gr7" draw:layer="layout" svg:width="2.413cm" svg:height="1.016cm" svg:x="1.662cm" svg:y="11.035cm">
          <draw:text-box>
            <text:p>C4</text:p>
          </draw:text-box>
        </draw:frame>
        <draw:frame draw:style-name="gr8" draw:layer="layout" svg:width="3.048cm" svg:height="2.413cm" svg:x="7.715cm" svg:y="11.062cm">
          <draw:text-box>
            <text:p>C5</text:p>
          </draw:text-box>
        </draw:frame>
        <draw:frame draw:style-name="gr9" draw:layer="layout" svg:width="1.397cm" svg:height="0.962cm" svg:x="13.53cm" svg:y="11.062cm">
          <draw:text-box>
            <text:p>C6</text:p>
          </draw:text-box>
        </draw:frame>
        <draw:frame draw:style-name="gr10" draw:layer="layout" svg:width="1.905cm" svg:height="1.27cm" svg:x="18.383cm" svg:y="11.062cm">
          <draw:text-box>
            <text:p>C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18:09:02.053388958</meta:creation-date>
    <dc:date>2016-03-22T18:25:38.557476720</dc:date>
    <meta:editing-duration>PT1M5S</meta:editing-duration>
    <meta:editing-cycles>1</meta:editing-cycles>
    <meta:document-statistic meta:object-count="27"/>
    <meta:generator>LibreOffice/4.3.3.2$Linux_X86_64 LibreOffice_project/430m0$Build-2</meta:generator>
  </office:meta>
</office:document-meta>
</file>